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E500000171C03F5ECB06FFA973.png" manifest:media-type="image/png"/>
  <manifest:file-entry manifest:full-path="Pictures/10000000000000E8000000E815161AE2D881D23D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Arial1" svg:font-family="Arial" style:font-family-generic="swiss"/>
    <style:font-face style:name="Monospace" svg:font-family="Monospace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002cm" table:align="margins" style:shadow="none" style:writing-mode="lr-tb"/>
    </style:style>
    <style:style style:name="Tabela2.A" style:family="table-column">
      <style:table-column-properties style:column-width="16.002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6.002cm" table:align="margins" style:shadow="none" style:writing-mode="lr-tb"/>
    </style:style>
    <style:style style:name="Tabela3.A" style:family="table-column">
      <style:table-column-properties style:column-width="16.002cm" style:rel-column-width="65535*"/>
    </style:style>
    <style:style style:name="Tabela3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P4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style:text-underline-style="none" fo:font-weight="bold" officeooo:rsid="003ee53f" officeooo:paragraph-rsid="003ee53f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Monospace" officeooo:rsid="00455853" officeooo:paragraph-rsid="00455853"/>
    </style:style>
    <style:style style:name="P10" style:family="paragraph" style:parent-style-name="Table_20_Contents">
      <style:paragraph-properties fo:text-align="justify" style:justify-single-word="false"/>
      <style:text-properties style:font-name="Monospace" officeooo:rsid="00455853" officeooo:paragraph-rsid="0046ae20"/>
    </style:style>
    <style:style style:name="P11" style:family="paragraph" style:parent-style-name="Table_20_Contents">
      <style:paragraph-properties fo:text-align="justify" style:justify-single-word="false"/>
      <style:text-properties officeooo:rsid="00491440" officeooo:paragraph-rsid="00491440"/>
    </style:style>
    <style:style style:name="P12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13" style:family="paragraph" style:parent-style-name="questao-enunciado" style:list-style-name="L1" style:master-page-name="Standard">
      <style:paragraph-properties fo:text-align="center" style:justify-single-word="false" fo:orphans="2" fo:widows="2" style:page-number="auto" style:writing-mode="lr-tb"/>
      <style:text-properties style:font-name="Arial1" fo:font-size="12pt" style:text-underline-style="solid" style:text-underline-width="auto" style:text-underline-color="font-color" fo:font-weight="bold" officeooo:rsid="00422ce3" officeooo:paragraph-rsid="00422ce3" style:font-name-asian="Times New Roman" style:font-size-asian="12pt" style:font-weight-asian="bold" style:font-name-complex="Times New Roman" style:font-size-complex="12pt" style:font-weight-complex="bold"/>
    </style:style>
    <style:style style:name="P14" style:family="paragraph" style:parent-style-name="questao-enunciado" style:list-style-name="L1">
      <style:paragraph-properties fo:orphans="2" fo:widows="2" style:writing-mode="lr-tb"/>
      <style:text-properties style:use-window-font-color="true" style:font-name="Nimbus Roman No9 L" fo:font-size="11pt" fo:language="pt" fo:country="BR" fo:font-style="normal" style:text-underline-style="none" fo:font-weight="normal" officeooo:rsid="004404c4" officeooo:paragraph-rsid="004404c4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5" style:family="paragraph" style:parent-style-name="questao-enunciado" style:list-style-name="L1">
      <style:paragraph-properties fo:orphans="2" fo:widows="2" style:writing-mode="lr-tb"/>
      <style:text-properties style:use-window-font-color="true" style:font-name="Nimbus Roman No9 L" fo:font-size="11pt" fo:language="pt" fo:country="BR" fo:font-style="normal" style:text-underline-style="none" fo:font-weight="normal" officeooo:rsid="00487b94" officeooo:paragraph-rsid="00487b94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6" style:family="paragraph" style:parent-style-name="questao-enunciado" style:list-style-name="L1">
      <style:paragraph-properties fo:orphans="2" fo:widows="2" style:writing-mode="lr-tb"/>
      <style:text-properties style:use-window-font-color="true" style:font-name="Nimbus Roman No9 L" fo:font-size="11pt" fo:language="pt" fo:country="BR" fo:font-style="normal" style:text-underline-style="none" fo:font-weight="normal" officeooo:rsid="004c134f" officeooo:paragraph-rsid="004c134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7ef0"/>
    </style:style>
    <style:style style:name="T3" style:family="text">
      <style:text-properties officeooo:rsid="0004b5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225" style:font-weight-asian="bold" style:font-weight-complex="bold"/>
    </style:style>
    <style:style style:name="T6" style:family="text">
      <style:text-properties fo:font-weight="bold" officeooo:rsid="00087ef0" style:font-weight-asian="bold" style:font-weight-complex="bold"/>
    </style:style>
    <style:style style:name="T7" style:family="text">
      <style:text-properties officeooo:rsid="001ec225"/>
    </style:style>
    <style:style style:name="T8" style:family="text">
      <style:text-properties officeooo:rsid="002032b6"/>
    </style:style>
    <style:style style:name="T9" style:family="text">
      <style:text-properties style:font-name="Monospace"/>
    </style:style>
    <style:style style:name="T10" style:family="text">
      <style:text-properties officeooo:rsid="00487b94"/>
    </style:style>
    <style:style style:name="T11" style:family="text">
      <style:text-properties officeooo:rsid="00491440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2cm" fo:text-indent="-0.319cm" fo:margin-left="0.4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61901209" text:style-name="L1">
        <text:list-header>
          <text:p text:style-name="P13">Intruções de Entrada e Saída</text:p>
        </text:list-header>
        <text:list-item>
          <text:p text:style-name="P14">Declarando variáveis <text:span text:style-name="T10">inteiras, armazenando valores:</text:span>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"><text:s text:c="4"/>.data<text:tab/><text:tab/># Seção de dados.</text:p>
            <text:p text:style-name="P9">a: <text:s/>.word <text:s text:c="2"/>0x00000000</text:p>
            <text:p text:style-name="P9">x: <text:s/>.word <text:s text:c="2"/>0x00000000</text:p>
            <text:p text:style-name="P9"><text:tab/></text:p>
            <text:p text:style-name="P9"><text:s text:c="4"/>.text<text:tab/><text:tab/># Seção de Código.</text:p>
            <text:p text:style-name="P9"><text:s text:c="4"/>j main<text:tab/># Salta para o main.</text:p>
            <text:p text:style-name="P9"/>
            <text:p text:style-name="P9">main:<text:tab/><text:tab/><text:tab/> <text:s text:c="5"/># Programa principal.</text:p>
            <text:p text:style-name="P9"><text:s text:c="4"/>la $t0, a <text:s text:c="10"/><text:span text:style-name="T11"># Carrega o endereço de a para $t0.</text:span></text:p>
            <text:p text:style-name="P10"><text:s text:c="4"/>la $t1, x <text:s text:c="10"/><text:span text:style-name="T11"># Carrega o endereço de x para $t1.</text:span></text:p>
            <text:p text:style-name="P10"><text:s text:c="4"/>addi $s0, $0, 10 <text:s text:c="3"/><text:span text:style-name="T11"># Inicializa valores para $S0 e $S1.</text:span></text:p>
            <text:p text:style-name="P10"><text:s text:c="4"/>addi $s1, $0, 20</text:p>
            <text:p text:style-name="P10"><text:s text:c="4"/>sw <text:s text:c="2"/>$s0, 0($t0) <text:s text:c="3"/><text:span text:style-name="T11"># Armazena valores para a e x.</text:span></text:p>
            <text:p text:style-name="P10"><text:s text:c="4"/>sw <text:s text:c="2"/>$s1, 0($t1) <text:tab/></text:p>
            <text:p text:style-name="P9"><text:s text:c="2"/><text:tab/></text:p>
            <text:p text:style-name="P10"><text:s text:c="4"/># Finalizar o programa.<text:tab/></text:p>
            <text:p text:style-name="P10"><text:s text:c="4"/>li $v0, 10<text:tab/># carrega o valor da syscall </text:p>
            <text:p text:style-name="P9"><text:s text:c="18"/># para finalizar o programa (10).</text:p>
            <text:p text:style-name="P10"><text:s text:c="4"/>syscall<text:tab/> <text:s text:c="5"/># chama o sistema.</text:p>
          </table:table-cell>
        </table:table-row>
      </table:table>
      <text:list xml:id="list5728303173817" text:continue-numbering="true" text:style-name="L1">
        <text:list-item>
          <text:p text:style-name="P15">Declarando Strings: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"><text:bookmark-start text:name="__DdeLink__72_2632123790"/><text:span text:style-name="T9"><text:tab/>.data<text:tab/><text:tab/><text:tab/><text:tab/># seção de dados.</text:span><text:bookmark-end text:name="__DdeLink__72_2632123790"/></text:p>
            <text:p text:style-name="P11"><text:span text:style-name="T9"><text:tab/>str_hello:<text:tab/>.asciiz "Hello World!!"</text:span></text:p>
            <text:p text:style-name="P11"><text:span text:style-name="T9"><text:tab/></text:span></text:p>
            <text:p text:style-name="P11"><text:span text:style-name="T9"><text:tab/>.text<text:tab/><text:tab/><text:tab/><text:tab/># código.</text:span></text:p>
            <text:p text:style-name="P11"><text:span text:style-name="T9"><text:tab/>j main<text:tab/><text:tab/><text:tab/># salta para o programa principal.</text:span></text:p>
            <text:p text:style-name="P11"><text:span text:style-name="T9">main:<text:tab/><text:tab/><text:tab/><text:tab/><text:tab/># programa principal.</text:span></text:p>
            <text:p text:style-name="P11"><text:span text:style-name="T9"><text:tab/></text:span></text:p>
            <text:p text:style-name="P11"><text:span text:style-name="T9"><text:tab/># Imprimir a string.</text:span></text:p>
            <text:p text:style-name="P11"><text:span text:style-name="T9"><text:tab/>li $v0, 4<text:tab/><text:tab/><text:tab/># print_string é system call 4.</text:span></text:p>
            <text:p text:style-name="P11"><text:span text:style-name="T9"><text:tab/>la $a0, str_hello<text:tab/><text:tab/># load no endereço da string a ser impressa.</text:span></text:p>
            <text:p text:style-name="P11"><text:span text:style-name="T9"><text:s text:c="6"/>syscall</text:span></text:p>
            <text:p text:style-name="P11"><text:span text:style-name="T9"><text:s text:c="4"/></text:span></text:p>
            <text:p text:style-name="P11"><text:span text:style-name="T9"><text:s text:c="6"/># Finalizar o programa.<text:tab/></text:span></text:p>
            <text:p text:style-name="P11"><text:span text:style-name="T9"><text:s text:c="6"/>li $v0, 10<text:tab/> <text:s text:c="11"/># carrega o valor da syscall </text:span></text:p>
            <text:p text:style-name="P11"><text:span text:style-name="T9"><text:s text:c="30"/># para finalizar o programa (10).</text:span></text:p>
            <text:p text:style-name="P11"><text:span text:style-name="T9"><text:s text:c="6"/>syscall<text:tab/></text:span></text:p>
          </table:table-cell>
        </table:table-row>
      </table:table>
      <text:list xml:id="list5727762188148" text:continue-numbering="true" text:style-name="L1">
        <text:list-item>
          <text:p text:style-name="P14">Chamadas de sistema para a leitura de valores do teclado e escrita no console.</text:p>
          <text:p text:style-name="P16"><text:span text:style-name="T4">Syscalls:</text:span> http://courses.missouristate.edu/KenVollmar/mars/Help/SyscallHelp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Arial1" svg:font-family="Arial" style:font-family-generic="swiss"/>
    <style:font-face style:name="Monospace" svg:font-family="Monospace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questao-enunciado" style:family="paragraph" style:parent-style-name="Standard" style:class="text" style:master-page-name="">
      <style:paragraph-properties fo:margin-top="0.3cm" fo:margin-bottom="0cm" loext:contextual-spacing="false" fo:text-align="justify" style:justify-single-word="false" style:page-number="auto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age_20_Number" style:display-name="Page Number" style:family="text" style:parent-style-name="Fonte_20_parág._20_padrão"/>
    <style:style style:name="WW8Num1z0" style:family="text">
      <style:text-properties style:font-name="Times New Roman" fo:font-family="'Times New Roman'" style:font-family-generic="roman" style:font-pitch="variabl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 style:font-name="Nimbus Roman No9 L" fo:font-family="'Nimbus Roman No9 L'" style:font-family-generic="roman" style:font-pitch="variable" fo:font-size="10pt" fo:language="pt" fo:country="BR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0" text:bullet-char="•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z0" text:bullet-char="•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1z0" text:bullet-char="•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1z0" text:bullet-char="•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1z0" text:bullet-char="•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1z0" text:bullet-char="•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1z0" text:bullet-char="•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1z0" text:bullet-char="•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968cm" fo:margin-left="-0.016cm" fo:margin-right="0.049cm" table:align="margins" style:writing-mode="lr-tb"/>
    </style:style>
    <style:style style:name="Tabela1.A" style:family="table-column">
      <style:table-column-properties style:column-width="1.662cm" style:rel-column-width="6820*"/>
    </style:style>
    <style:style style:name="Tabela1.B" style:family="table-column">
      <style:table-column-properties style:column-width="12.568cm" style:rel-column-width="51576*"/>
    </style:style>
    <style:style style:name="Tabela1.C" style:family="table-column">
      <style:table-column-properties style:column-width="1.739cm" style:rel-column-width="7139*"/>
    </style:style>
    <style:style style:name="Tabela1.1" style:family="table-row">
      <style:table-row-properties style:min-row-height="0.434cm" fo:keep-together="always"/>
    </style:style>
    <style:style style:name="Tabela1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M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M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MP4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5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style:text-underline-style="none" fo:font-weight="bold" officeooo:rsid="003ee53f" officeooo:paragraph-rsid="003ee53f" style:font-size-asian="10pt" style:font-weight-asian="bold" style:font-name-complex="Arial" style:font-size-complex="10pt" style:font-weight-complex="bold"/>
    </style:style>
    <style:style style:name="MP7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MP8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MP9" style:family="paragraph" style:parent-style-name="Standard">
      <style:paragraph-properties fo:text-align="center" style:justify-single-word="false"/>
      <style:text-properties style:use-window-font-color="true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087ef0"/>
    </style:style>
    <style:style style:name="MT3" style:family="text">
      <style:text-properties officeooo:rsid="0004b56a"/>
    </style:style>
    <style:style style:name="MT4" style:family="text">
      <style:text-properties fo:font-weight="bold" officeooo:rsid="001ec225" style:font-weight-asian="bold" style:font-weight-complex="bold"/>
    </style:style>
    <style:style style:name="MT5" style:family="text">
      <style:text-properties fo:font-weight="bold" officeooo:rsid="00087ef0" style:font-weight-asian="bold" style:font-weight-complex="bold"/>
    </style:style>
    <style:style style:name="MT6" style:family="text">
      <style:text-properties officeooo:rsid="001ec225"/>
    </style:style>
    <style:style style:name="MT7" style:family="text">
      <style:text-properties officeooo:rsid="002032b6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figura2" text:anchor-type="as-char" svg:width="1.415cm" svg:height="1.251cm" draw:z-index="0"><draw:image xlink:href="Pictures/10000000000000E8000000E815161AE2D881D23D.jpg" xlink:type="simple" xlink:show="embed" xlink:actuate="onLoad"/></draw:frame></text:p>
            </table:table-cell>
            <table:table-cell table:style-name="Tabela1.A1" office:value-type="string">
              <text:p text:style-name="MP2">UTFPR – Universidade Tecnológica Federal do Paraná – <text:span text:style-name="MT1">Campus Campo Mourão</text:span></text:p>
              <text:p text:style-name="MP2"><text:span text:style-name="MT2">DACOM – Departamento de Computação</text:span><text:line-break/>CO<text:span text:style-name="MT3">CIC</text:span> – Coordenação de <text:span text:style-name="MT3">Ciência da Computação</text:span></text:p>
              <text:p text:style-name="MP3"><text:span text:style-name="MT4">Curso: </text:span><text:span text:style-name="MT5">Ciência da Computação</text:span></text:p>
            </table:table-cell>
            <table:table-cell table:style-name="Tabela1.A1" office:value-type="string">
              <text:p text:style-name="MP1"><draw:frame draw:style-name="Mfr1" draw:name="figura8" text:anchor-type="as-char" svg:width="1.494cm" svg:height="0.635cm" draw:z-index="1"><draw:image xlink:href="Pictures/10000000000003E500000171C03F5ECB06FFA973.png" xlink:type="simple" xlink:show="embed" xlink:actuate="onLoad"/></draw:frame></text:p>
            </table:table-cell>
          </table:table-row>
        </table:table>
        <text:p text:style-name="MP4"><text:span text:style-name="MT6">BCC33B</text:span> – Organização e Arquitetura de Computadores</text:p>
        <text:p text:style-name="MP5">Prof. Rogério A. Gonçalves</text:p>
        <text:p text:style-name="MP6">Aula Prática</text:p>
      </style:header>
      <style:footer>
        <text:p text:style-name="MP7">Ciência da Computação</text:p>
        <text:p text:style-name="MP8"><text:span text:style-name="MT7">BCC33B </text:span>– Organização e Arquitetura de Computadores</text:p>
        <text:p text:style-name="MP9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e80a0e0fd1875e1696614d24c32df0f95f03deb2</meta:generator>
    <meta:initial-creator>Cliente</meta:initial-creator>
    <meta:creation-date>2007-03-22T00:35:00</meta:creation-date>
    <dc:date>2017-03-23T00:57:27.160264334</dc:date>
    <meta:editing-cycles>272</meta:editing-cycles>
    <meta:editing-duration>P1DT8H40M22S</meta:editing-duration>
    <dc:creator>Rogério Aparecido Gonçalves</dc:creator>
    <meta:document-statistic meta:table-count="3" meta:image-count="2" meta:object-count="0" meta:page-count="1" meta:paragraph-count="50" meta:word-count="247" meta:character-count="1677" meta:non-whitespace-character-count="1244"/>
    <meta:user-defined meta:name="Info 1"/>
    <meta:user-defined meta:name="Info 2"/>
    <meta:user-defined meta:name="Info 3"/>
    <meta:user-defined meta:name="Info 4"/>
  </office:meta>
</office:document-meta>
</file>